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200%"/>
      <style:text-properties style:font-name="Ubuntu Mono" fo:font-size="76pt" officeooo:paragraph-rsid="00167238" style:font-size-asian="76pt" style:font-size-complex="7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💩 🐼 🦘 🫖</text:p>
      <text:p text:style-name="P1">🏀 🫖 🫖 🥦</text:p>
      <text:p text:style-name="P1">🍄 🧲 🦀 🥑</text:p>
      <text:p text:style-name="P1">🪭 🥦 🐼 ⚽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0:39:00.836967028</meta:creation-date>
    <dc:date>2025-10-16T09:47:31.079324995</dc:date>
    <meta:editing-duration>PT5M55S</meta:editing-duration>
    <meta:editing-cycles>4</meta:editing-cycles>
    <meta:generator>LibreOffice/24.8.3.2$Linux_X86_64 LibreOffice_project/480$Build-2</meta:generator>
    <meta:print-date>2025-10-16T11:29:19.673451502</meta:print-date>
    <meta:document-statistic meta:table-count="0" meta:image-count="0" meta:object-count="0" meta:page-count="1" meta:paragraph-count="4" meta:word-count="16" meta:character-count="28" meta:non-whitespace-character-count="16"/>
  </office:meta>
</office:document-meta>
</file>